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02cm" svg:stroke-color="#ffff00" draw:fill="none" draw:textarea-horizontal-align="center" fo:padding-top="0.176cm" fo:padding-bottom="0.176cm" fo:padding-left="0.301cm" fo:padding-right="0.30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9.32cm"/>
    </style:style>
    <style:style style:name="pr8" style:family="presentation" style:parent-style-name="Default-outline1">
      <style:graphic-properties draw:fill-color="#ffffff" fo:min-height="14.844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outline1">
      <style:graphic-properties draw:fill-color="#ffffff" fo:min-height="4.437cm"/>
    </style:style>
    <style:style style:name="pr11" style:family="presentation" style:parent-style-name="Default-outline1">
      <style:graphic-properties draw:fill-color="#ffffff" fo:min-height="1.446cm"/>
    </style:style>
    <style:style style:name="pr12" style:family="presentation" style:parent-style-name="Default-outline1">
      <style:graphic-properties draw:fill-color="#ffffff" fo:min-height="1.3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font-size="24pt" fo:font-weight="bold"/>
    </style:style>
    <style:style style:name="P11" style:family="paragraph">
      <style:paragraph-properties fo:text-align="center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0cm" fo:margin-right="0cm" fo:text-align="center" fo:text-indent="0cm"/>
      <style:text-properties fo:color="#23ff23"/>
    </style:style>
    <style:style style:name="P14" style:family="paragraph">
      <style:paragraph-properties fo:text-align="center"/>
      <style:text-properties fo:color="#23ff23" fo:font-size="24pt" fo:font-weight="bold"/>
    </style:style>
    <style:style style:name="P15" style:family="paragraph">
      <style:paragraph-properties fo:margin-left="2.4cm" fo:margin-right="0cm" text:enable-numbering="true" fo:text-indent="-0.8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color="#23ff23"/>
    </style:style>
    <style:style style:name="T4" style:family="text">
      <style:text-properties fo:color="#ffff00"/>
    </style:style>
    <style:style style:name="T5" style:family="text">
      <style:text-properties fo:color="#23ff23" fo:font-size="18pt"/>
    </style:style>
    <style:style style:name="T6" style:family="text">
      <style:text-properties fo:font-size="24pt" fo:font-weight="bold"/>
    </style:style>
    <style:style style:name="T7" style:family="text">
      <style:text-properties fo:color="#eb613d" fo:font-size="18pt" fo:font-weight="normal"/>
    </style:style>
    <style:style style:name="T8" style:family="text">
      <style:text-properties fo:color="#23ff23" fo:font-size="24pt" fo:font-weight="bold"/>
    </style:style>
    <style:style style:name="T9" style:family="text">
      <style:text-properties fo:color="#ccccff"/>
    </style:style>
    <style:style style:name="T10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review</presentation:footer-decl>
      <presentation:footer-decl presentation:name="ftr2">CMPTxxxx</presentation:footer-decl>
      <presentation:date-time-decl presentation:name="dtd1" presentation:source="fixed">4 Dec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CMPT14x Course Review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4 Dec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8.186cm" svg:height="2.704cm" svg:x="19.121cm" svg:y="10.137cm">
          <text:list text:style-name="L3">
            <text:list-item>
              <text:p text:style-name="P2"><text:span text:style-name="T1">Course </text:span><text:span text:style-name="T2">evaluations</text:span></text:p>
            </text:list-item>
          </text:list>
          <text:list text:style-name="L3">
            <text:list-item>
              <text:p text:style-name="P2"><text:span text:style-name="T2">Quiz10</text:span><text:span text:style-name="T1">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urse evaluation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Large <text:span text:style-name="T3">Scantron</text:span> sheet:</text:p>
              </text:list-item>
            </text:list>
            <text:list text:style-name="L4">
              <text:list-item>
                <text:list>
                  <text:list-item>
                    <text:p text:style-name="P6">Instructor's Name: <text:span text:style-name="T4">Sean H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ate: <text:span text:style-name="T4">4 Dec 200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INSTR. ID: <text:span text:style-name="T4">3514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OURSE ID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MPT 145: <text:span text:style-name="T4">350 145 18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MPT 141: <text:span text:style-name="T4">350 141 0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MPT 143: <text:span text:style-name="T4">350 143 0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Small sheet for <text:span text:style-name="T3">handwritten</text:span> feedback</text:p>
              </text:list-item>
            </text:list>
            <text:list text:style-name="L4">
              <text:list-item>
                <text:p text:style-name="P5">Return envelopes upstairs to <text:span text:style-name="T3">Cathy White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ddendum: BST delete</text:p>
          </draw:text-box>
        </draw:frame>
        <draw:frame presentation:style-name="pr7" draw:text-style-name="P5" draw:layer="layout" svg:width="21.743cm" svg:height="9.32cm" svg:x="1.4cm" svg:y="6.754cm" presentation:class="outline" presentation:user-transformed="true">
          <draw:text-box>
            <text:list text:style-name="L4">
              <text:list-item>
                <text:p text:style-name="P5">If node is a <text:span text:style-name="T4">leaf</text:span>: just <text:span text:style-name="T4">delete</text:span> it<text:tab/><text:tab/><text:tab/><text:span text:style-name="T5">(1)</text:span></text:p>
              </text:list-item>
            </text:list>
            <text:list text:style-name="L4">
              <text:list-item>
                <text:p text:style-name="P5">If node has just <text:span text:style-name="T4">one</text:span> child:<text:tab/><text:tab/><text:tab/><text:tab/><text:tab/><text:span text:style-name="T5">(3)</text:span></text:p>
              </text:list-item>
            </text:list>
            <text:list text:style-name="L4">
              <text:list-item>
                <text:list>
                  <text:list-item>
                    <text:p text:style-name="P6">delete node and <text:span text:style-name="T4">move</text:span> child up</text:p>
                  </text:list-item>
                </text:list>
              </text:list-item>
            </text:list>
            <text:list text:style-name="L4">
              <text:list-item>
                <text:p text:style-name="P5">If node has <text:span text:style-name="T4">two</text:span> children:<text:tab/><text:tab/><text:tab/><text:tab/><text:tab/><text:span text:style-name="T5">(2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wap</text:span> node with <text:span text:style-name="T4">successor</text:span> a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elete</text:span> node according to case 1 or 2</text:p>
                  </text:list-item>
                </text:list>
              </text:list-item>
            </text:list>
          </draw:text-box>
        </draw:frame>
        <draw:circle draw:style-name="gr3" draw:text-style-name="P10" draw:id="id1" draw:layer="layout" svg:width="1.27cm" svg:height="1.27cm" svg:x="22.789cm" svg:y="2.645cm">
          <text:p text:style-name="P9"><text:span text:style-name="T6">2</text:span></text:p>
        </draw:circle>
        <draw:circle draw:style-name="gr3" draw:text-style-name="P10" draw:id="id2" draw:layer="layout" svg:width="1.27cm" svg:height="1.27cm" svg:x="21.59cm" svg:y="6.033cm">
          <text:p text:style-name="P9"><text:span text:style-name="T6">1</text:span></text:p>
        </draw:circle>
        <draw:circle draw:style-name="gr3" draw:text-style-name="P10" draw:id="id3" draw:layer="layout" svg:width="1.27cm" svg:height="1.27cm" svg:x="24.906cm" svg:y="6.033cm">
          <text:p text:style-name="P9"><text:span text:style-name="T6">3</text:span></text:p>
        </draw:circle>
        <draw:circle draw:style-name="gr3" draw:text-style-name="P10" draw:id="id4" draw:layer="layout" svg:width="1.27cm" svg:height="1.27cm" svg:x="26.388cm" svg:y="8.677cm">
          <text:p text:style-name="P9"><text:span text:style-name="T6">4</text:span></text:p>
        </draw:circle>
        <draw:connector draw:style-name="gr4" draw:text-style-name="P11" draw:layer="layout" draw:type="line" svg:x1="23.424cm" svg:y1="3.915cm" svg:x2="22.225cm" svg:y2="6.033cm" draw:start-shape="id1" draw:start-glue-point="2" draw:end-shape="id2" draw:end-glue-point="0">
          <text:p text:style-name="P1"/>
        </draw:connector>
        <draw:connector draw:style-name="gr4" draw:text-style-name="P11" draw:layer="layout" draw:type="line" svg:x1="23.424cm" svg:y1="3.915cm" svg:x2="25.541cm" svg:y2="6.033cm" draw:start-shape="id1" draw:start-glue-point="2" draw:end-shape="id3" draw:end-glue-point="0">
          <text:p text:style-name="P1"/>
        </draw:connector>
        <draw:connector draw:style-name="gr4" draw:text-style-name="P11" draw:layer="layout" draw:type="line" svg:x1="27.023cm" svg:y1="8.677cm" svg:x2="25.541cm" svg:y2="7.303cm" draw:start-shape="id4" draw:start-glue-point="0" draw:end-shape="id3" draw:end-glue-point="2">
          <text:p text:style-name="P1"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10: Binary Search Trees</text:p>
          </draw:text-box>
        </draw:frame>
        <draw:frame presentation:style-name="pr8" draw:text-style-name="P5" draw:id="id34" draw:layer="layout" svg:width="23.683cm" svg:height="14.844cm" svg:x="1.4cm" svg:y="4.692cm" presentation:class="outline" presentation:user-transformed="true">
          <draw:text-box>
            <text:list text:style-name="L4">
              <text:list-item>
                <text:p text:style-name="P5">List the nodes <text:span text:style-name="T4">pre-order</text:span> <text:span text:style-name="T7">[4]</text:span></text:p>
              </text:list-item>
            </text:list>
            <text:list text:style-name="L4">
              <text:list-item>
                <text:p text:style-name="P5">What is the <text:span text:style-name="T4">depth</text:span> of the tree? <text:span text:style-name="T7">[1]</text:span></text:p>
              </text:list-item>
            </text:list>
            <text:list text:style-name="L4">
              <text:list-item>
                <text:p text:style-name="P5">What is the <text:span text:style-name="T4">degree</text:span> of the tree? <text:span text:style-name="T7">[1]</text:span></text:p>
              </text:list-item>
            </text:list>
            <text:list text:style-name="L4">
              <text:list-item>
                <text:p text:style-name="P5">What are the <text:span text:style-name="T4">leaves</text:span> of the tree? <text:span text:style-name="T7">[2]</text:span></text:p>
              </text:list-item>
            </text:list>
            <text:list text:style-name="L4">
              <text:list-item>
                <text:p text:style-name="P12"/>
              </text:list-item>
            </text:list>
            <text:list text:style-name="L4">
              <text:list-item>
                <text:p text:style-name="P5"><text:span text:style-name="T4">Insert</text:span> '<text:span text:style-name="T3">8</text:span>' and show the BST, then <text:span text:style-name="T7">[4]</text:span></text:p>
              </text:list-item>
            </text:list>
            <text:list text:style-name="L4">
              <text:list-item>
                <text:p text:style-name="P5"><text:span text:style-name="T4">Delete</text:span> '<text:span text:style-name="T3">6</text:span>' (use successor) and show the BST <text:span text:style-name="T7">[4]</text:span></text:p>
              </text:list-item>
            </text:list>
            <text:list text:style-name="L4">
              <text:list-item>
                <text:p text:style-name="P5">Describe the <text:span text:style-name="T4">running time</text:span> (“algorithmic complexity”) of searching a balanced BST <text:span text:style-name="T7">[4]</text:span></text:p>
              </text:list-item>
            </text:list>
          </draw:text-box>
        </draw:frame>
        <draw:g draw:id="id35">
          <draw:circle draw:style-name="gr3" draw:text-style-name="P14" draw:id="id5" draw:layer="layout" svg:width="1.27cm" svg:height="1.27cm" svg:x="21.943cm" svg:y="6.139cm">
            <text:p text:style-name="P13"><text:span text:style-name="T8">6</text:span></text:p>
          </draw:circle>
          <draw:circle draw:style-name="gr3" draw:text-style-name="P14" draw:id="id6" draw:layer="layout" svg:width="1.27cm" svg:height="1.27cm" svg:x="20.284cm" svg:y="8.573cm">
            <text:p text:style-name="P13"><text:span text:style-name="T8">5</text:span></text:p>
          </draw:circle>
          <draw:circle draw:style-name="gr3" draw:text-style-name="P14" draw:id="id8" draw:layer="layout" svg:width="1.27cm" svg:height="1.27cm" svg:x="23.778cm" svg:y="8.678cm">
            <text:p text:style-name="P13"><text:span text:style-name="T8">9</text:span></text:p>
          </draw:circle>
          <draw:circle draw:style-name="gr3" draw:text-style-name="P14" draw:id="id7" draw:layer="layout" svg:width="1.27cm" svg:height="1.27cm" svg:x="18.838cm" svg:y="10.831cm">
            <text:p text:style-name="P13"><text:span text:style-name="T8">2</text:span></text:p>
          </draw:circle>
          <draw:circle draw:style-name="gr3" draw:text-style-name="P14" draw:id="id11" draw:layer="layout" svg:width="1.27cm" svg:height="1.27cm" svg:x="26.211cm" svg:y="13.724cm">
            <text:p text:style-name="P13"><text:span text:style-name="T8">17</text:span></text:p>
          </draw:circle>
          <draw:circle draw:style-name="gr3" draw:text-style-name="P14" draw:id="id10" draw:layer="layout" svg:width="1.27cm" svg:height="1.27cm" svg:x="22.613cm" svg:y="11.042cm">
            <text:p text:style-name="P13"><text:span text:style-name="T8">7</text:span></text:p>
          </draw:circle>
          <draw:circle draw:style-name="gr3" draw:text-style-name="P14" draw:id="id9" draw:layer="layout" svg:width="1.27cm" svg:height="1.27cm" svg:x="25.116cm" svg:y="11.255cm">
            <text:p text:style-name="P13"><text:span text:style-name="T8">11</text:span></text:p>
          </draw:circle>
          <draw:connector draw:style-name="gr5" draw:text-style-name="P11" draw:layer="layout" draw:type="line" svg:x1="22.578cm" svg:y1="7.409cm" svg:x2="20.919cm" svg:y2="8.573cm" draw:start-shape="id5" draw:start-glue-point="2" draw:end-shape="id6" draw:end-glue-point="0">
            <text:p text:style-name="P1"/>
          </draw:connector>
          <draw:connector draw:style-name="gr5" draw:text-style-name="P11" draw:layer="layout" draw:type="line" svg:x1="20.919cm" svg:y1="9.843cm" svg:x2="19.473cm" svg:y2="10.831cm" draw:start-shape="id6" draw:start-glue-point="2" draw:end-shape="id7" draw:end-glue-point="0">
            <text:p text:style-name="P1"/>
          </draw:connector>
          <draw:connector draw:style-name="gr5" draw:text-style-name="P11" draw:layer="layout" draw:type="line" svg:x1="22.578cm" svg:y1="7.409cm" svg:x2="24.413cm" svg:y2="8.678cm" draw:start-shape="id5" draw:start-glue-point="2" draw:end-shape="id8" draw:end-glue-point="0">
            <text:p text:style-name="P1"/>
          </draw:connector>
          <draw:connector draw:style-name="gr5" draw:text-style-name="P11" draw:layer="layout" draw:type="line" svg:x1="24.413cm" svg:y1="9.948cm" svg:x2="25.751cm" svg:y2="11.255cm" draw:start-shape="id8" draw:start-glue-point="2" draw:end-shape="id9" draw:end-glue-point="0">
            <text:p text:style-name="P1"/>
          </draw:connector>
          <draw:connector draw:style-name="gr5" draw:text-style-name="P11" draw:layer="layout" draw:type="line" svg:x1="24.413cm" svg:y1="9.948cm" svg:x2="23.248cm" svg:y2="11.042cm" draw:start-shape="id8" draw:start-glue-point="2" draw:end-shape="id10" draw:end-glue-point="0">
            <text:p text:style-name="P1"/>
          </draw:connector>
          <draw:connector draw:style-name="gr5" draw:text-style-name="P11" draw:layer="layout" draw:type="line" svg:x1="25.751cm" svg:y1="12.525cm" svg:x2="26.846cm" svg:y2="13.724cm" draw:start-shape="id9" draw:start-glue-point="2" draw:end-shape="id11" draw:end-glue-point="0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5" smil:attributeName="visibility" smil:to="visible"/>
                  <anim:transitionFilter smil:dur="0.5s" smil:targetElement="id35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9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10: answers #1-4</text:p>
          </draw:text-box>
        </draw:frame>
        <draw:frame presentation:style-name="pr8" draw:text-style-name="P5" draw:id="id36" draw:layer="layout" svg:width="18.356cm" svg:height="14.844cm" svg:x="1.4cm" svg:y="4.692cm" presentation:class="outline" presentation:user-transformed="true">
          <draw:text-box>
            <text:list text:style-name="L4">
              <text:list-item>
                <text:p text:id="id37" text:style-name="P5">List the nodes <text:span text:style-name="T4">pre-order</text:span> <text:span text:style-name="T7">[4]</text:span></text:p>
              </text:list-item>
            </text:list>
            <text:list text:style-name="L4">
              <text:list-item>
                <text:list>
                  <text:list-item>
                    <text:p text:id="id38" text:style-name="P6"><text:span text:style-name="T4">6, 5, 2, 9, 7, 11, 17</text:span></text:p>
                  </text:list-item>
                </text:list>
              </text:list-item>
            </text:list>
            <text:list text:style-name="L4">
              <text:list-item>
                <text:p text:id="id39" text:style-name="P5">What is the <text:span text:style-name="T4">depth</text:span> of the tree? <text:span text:style-name="T7">[1]</text:span></text:p>
              </text:list-item>
            </text:list>
            <text:list text:style-name="L4">
              <text:list-item>
                <text:list>
                  <text:list-item>
                    <text:p text:id="id40" text:style-name="P6"><text:span text:style-name="T4">3</text:span></text:p>
                  </text:list-item>
                </text:list>
              </text:list-item>
            </text:list>
            <text:list text:style-name="L4">
              <text:list-item>
                <text:p text:id="id41" text:style-name="P5">What is the <text:span text:style-name="T4">degree</text:span> of the tree? <text:span text:style-name="T7">[1]</text:span></text:p>
              </text:list-item>
            </text:list>
            <text:list text:style-name="L4">
              <text:list-item>
                <text:list>
                  <text:list-item>
                    <text:p text:id="id42" text:style-name="P6"><text:span text:style-name="T4">2 (binary tree)</text:span></text:p>
                  </text:list-item>
                </text:list>
              </text:list-item>
            </text:list>
            <text:list text:style-name="L4">
              <text:list-item>
                <text:p text:id="id43" text:style-name="P5">What are the <text:span text:style-name="T4">leaves</text:span> of the tree? <text:span text:style-name="T7">[2]</text:span></text:p>
              </text:list-item>
            </text:list>
            <text:list text:style-name="L4">
              <text:list-item>
                <text:list>
                  <text:list-item>
                    <text:p text:id="id44" text:style-name="P6"><text:span text:style-name="T4">2, 7, 17</text:span></text:p>
                  </text:list-item>
                </text:list>
              </text:list-item>
            </text:list>
          </draw:text-box>
        </draw:frame>
        <draw:g>
          <draw:circle draw:style-name="gr3" draw:text-style-name="P14" draw:id="id12" draw:layer="layout" svg:width="1.27cm" svg:height="1.27cm" svg:x="21.943cm" svg:y="6.139cm">
            <text:p text:style-name="P13"><text:span text:style-name="T8">6</text:span></text:p>
          </draw:circle>
          <draw:circle draw:style-name="gr3" draw:text-style-name="P14" draw:id="id13" draw:layer="layout" svg:width="1.27cm" svg:height="1.27cm" svg:x="20.284cm" svg:y="8.573cm">
            <text:p text:style-name="P13"><text:span text:style-name="T8">5</text:span></text:p>
          </draw:circle>
          <draw:circle draw:style-name="gr3" draw:text-style-name="P14" draw:id="id15" draw:layer="layout" svg:width="1.27cm" svg:height="1.27cm" svg:x="23.778cm" svg:y="8.678cm">
            <text:p text:style-name="P13"><text:span text:style-name="T8">9</text:span></text:p>
          </draw:circle>
          <draw:circle draw:style-name="gr3" draw:text-style-name="P14" draw:id="id14" draw:layer="layout" svg:width="1.27cm" svg:height="1.27cm" svg:x="18.838cm" svg:y="10.831cm">
            <text:p text:style-name="P13"><text:span text:style-name="T8">2</text:span></text:p>
          </draw:circle>
          <draw:circle draw:style-name="gr3" draw:text-style-name="P14" draw:id="id18" draw:layer="layout" svg:width="1.27cm" svg:height="1.27cm" svg:x="26.211cm" svg:y="13.724cm">
            <text:p text:style-name="P13"><text:span text:style-name="T8">17</text:span></text:p>
          </draw:circle>
          <draw:circle draw:style-name="gr3" draw:text-style-name="P14" draw:id="id17" draw:layer="layout" svg:width="1.27cm" svg:height="1.27cm" svg:x="22.613cm" svg:y="11.042cm">
            <text:p text:style-name="P13"><text:span text:style-name="T8">7</text:span></text:p>
          </draw:circle>
          <draw:circle draw:style-name="gr3" draw:text-style-name="P14" draw:id="id16" draw:layer="layout" svg:width="1.27cm" svg:height="1.27cm" svg:x="25.116cm" svg:y="11.255cm">
            <text:p text:style-name="P13"><text:span text:style-name="T8">11</text:span></text:p>
          </draw:circle>
          <draw:connector draw:style-name="gr5" draw:text-style-name="P11" draw:layer="layout" draw:type="line" svg:x1="22.578cm" svg:y1="7.409cm" svg:x2="20.919cm" svg:y2="8.573cm" draw:start-shape="id12" draw:start-glue-point="2" draw:end-shape="id13" draw:end-glue-point="0">
            <text:p text:style-name="P1"/>
          </draw:connector>
          <draw:connector draw:style-name="gr5" draw:text-style-name="P11" draw:layer="layout" draw:type="line" svg:x1="20.919cm" svg:y1="9.843cm" svg:x2="19.473cm" svg:y2="10.831cm" draw:start-shape="id13" draw:start-glue-point="2" draw:end-shape="id14" draw:end-glue-point="0">
            <text:p text:style-name="P1"/>
          </draw:connector>
          <draw:connector draw:style-name="gr5" draw:text-style-name="P11" draw:layer="layout" draw:type="line" svg:x1="22.578cm" svg:y1="7.409cm" svg:x2="24.413cm" svg:y2="8.678cm" draw:start-shape="id12" draw:start-glue-point="2" draw:end-shape="id15" draw:end-glue-point="0">
            <text:p text:style-name="P1"/>
          </draw:connector>
          <draw:connector draw:style-name="gr5" draw:text-style-name="P11" draw:layer="layout" draw:type="line" svg:x1="24.413cm" svg:y1="9.948cm" svg:x2="25.751cm" svg:y2="11.255cm" draw:start-shape="id15" draw:start-glue-point="2" draw:end-shape="id16" draw:end-glue-point="0">
            <text:p text:style-name="P1"/>
          </draw:connector>
          <draw:connector draw:style-name="gr5" draw:text-style-name="P11" draw:layer="layout" draw:type="line" svg:x1="24.413cm" svg:y1="9.948cm" svg:x2="23.248cm" svg:y2="11.042cm" draw:start-shape="id15" draw:start-glue-point="2" draw:end-shape="id17" draw:end-glue-point="0">
            <text:p text:style-name="P1"/>
          </draw:connector>
          <draw:connector draw:style-name="gr5" draw:text-style-name="P11" draw:layer="layout" draw:type="line" svg:x1="25.751cm" svg:y1="12.525cm" svg:x2="26.846cm" svg:y2="13.724cm" draw:start-shape="id16" draw:start-glue-point="2" draw:end-shape="id18" draw:end-glue-point="0">
            <text:p text:style-name="P1"/>
          </draw:connector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6" anim:sub-item="background" smil:attributeName="visibility" smil:to="visible"/>
                  <anim:transitionFilter smil:dur="0.5s" smil:targetElement="id36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9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10: answers #5-7</text:p>
          </draw:text-box>
        </draw:frame>
        <draw:frame presentation:style-name="pr10" draw:text-style-name="P5" draw:id="id48" draw:layer="layout" svg:width="23.683cm" svg:height="4.437cm" svg:x="1.4cm" svg:y="15.099cm" presentation:class="outline" presentation:user-transformed="true">
          <draw:text-box>
            <text:list text:style-name="L4">
              <text:list-item>
                <text:p text:id="id49" text:style-name="P5">Describe the <text:span text:style-name="T4">running time</text:span> (“algorithmic complexity”) of searching a balanced BST <text:span text:style-name="T7">[4]</text:span></text:p>
              </text:list-item>
            </text:list>
            <text:list text:style-name="L4">
              <text:list-item>
                <text:list>
                  <text:list-item>
                    <text:p text:id="id50" text:style-name="P15"><text:span text:style-name="T4">O(log(n))</text:span></text:p>
                  </text:list-item>
                </text:list>
              </text:list-item>
            </text:list>
          </draw:text-box>
        </draw:frame>
        <draw:g draw:id="id45">
          <draw:circle draw:style-name="gr3" draw:text-style-name="P14" draw:id="id19" draw:layer="layout" svg:width="1.27cm" svg:height="1.27cm" svg:x="7.338cm" svg:y="5.292cm">
            <text:p text:style-name="P13"><text:span text:style-name="T8">6</text:span></text:p>
          </draw:circle>
          <draw:circle draw:style-name="gr3" draw:text-style-name="P14" draw:id="id20" draw:layer="layout" svg:width="1.27cm" svg:height="1.27cm" svg:x="5.679cm" svg:y="7.726cm">
            <text:p text:style-name="P13"><text:span text:style-name="T8">5</text:span></text:p>
          </draw:circle>
          <draw:circle draw:style-name="gr3" draw:text-style-name="P14" draw:id="id22" draw:layer="layout" svg:width="1.27cm" svg:height="1.27cm" svg:x="9.173cm" svg:y="7.831cm">
            <text:p text:style-name="P13"><text:span text:style-name="T8">9</text:span></text:p>
          </draw:circle>
          <draw:circle draw:style-name="gr3" draw:text-style-name="P14" draw:id="id21" draw:layer="layout" svg:width="1.27cm" svg:height="1.27cm" svg:x="4.233cm" svg:y="9.984cm">
            <text:p text:style-name="P13"><text:span text:style-name="T8">2</text:span></text:p>
          </draw:circle>
          <draw:circle draw:style-name="gr3" draw:text-style-name="P14" draw:id="id25" draw:layer="layout" svg:width="1.27cm" svg:height="1.27cm" svg:x="11.606cm" svg:y="12.877cm">
            <text:p text:style-name="P13"><text:span text:style-name="T8">17</text:span></text:p>
          </draw:circle>
          <draw:circle draw:style-name="gr3" draw:text-style-name="P14" draw:id="id24" draw:layer="layout" svg:width="1.27cm" svg:height="1.27cm" svg:x="8.008cm" svg:y="10.195cm">
            <text:p text:style-name="P13"><text:span text:style-name="T8">7</text:span></text:p>
          </draw:circle>
          <draw:circle draw:style-name="gr3" draw:text-style-name="P14" draw:id="id23" draw:layer="layout" svg:width="1.27cm" svg:height="1.27cm" svg:x="10.511cm" svg:y="10.408cm">
            <text:p text:style-name="P13"><text:span text:style-name="T8">11</text:span></text:p>
          </draw:circle>
          <draw:connector draw:style-name="gr5" draw:text-style-name="P11" draw:layer="layout" draw:type="line" svg:x1="7.973cm" svg:y1="6.562cm" svg:x2="6.314cm" svg:y2="7.726cm" draw:start-shape="id19" draw:start-glue-point="2" draw:end-shape="id20" draw:end-glue-point="0">
            <text:p text:style-name="P1"/>
          </draw:connector>
          <draw:connector draw:style-name="gr5" draw:text-style-name="P11" draw:layer="layout" draw:type="line" svg:x1="6.314cm" svg:y1="8.996cm" svg:x2="4.868cm" svg:y2="9.984cm" draw:start-shape="id20" draw:start-glue-point="2" draw:end-shape="id21" draw:end-glue-point="0">
            <text:p text:style-name="P1"/>
          </draw:connector>
          <draw:connector draw:style-name="gr5" draw:text-style-name="P11" draw:layer="layout" draw:type="line" svg:x1="7.973cm" svg:y1="6.562cm" svg:x2="9.808cm" svg:y2="7.831cm" draw:start-shape="id19" draw:start-glue-point="2" draw:end-shape="id22" draw:end-glue-point="0">
            <text:p text:style-name="P1"/>
          </draw:connector>
          <draw:connector draw:style-name="gr5" draw:text-style-name="P11" draw:layer="layout" draw:type="line" svg:x1="9.808cm" svg:y1="9.101cm" svg:x2="11.146cm" svg:y2="10.408cm" draw:start-shape="id22" draw:start-glue-point="2" draw:end-shape="id23" draw:end-glue-point="0">
            <text:p text:style-name="P1"/>
          </draw:connector>
          <draw:connector draw:style-name="gr5" draw:text-style-name="P11" draw:layer="layout" draw:type="line" svg:x1="9.808cm" svg:y1="9.101cm" svg:x2="8.643cm" svg:y2="10.195cm" draw:start-shape="id22" draw:start-glue-point="2" draw:end-shape="id24" draw:end-glue-point="0">
            <text:p text:style-name="P1"/>
          </draw:connector>
          <draw:connector draw:style-name="gr5" draw:text-style-name="P11" draw:layer="layout" draw:type="line" svg:x1="11.146cm" svg:y1="11.678cm" svg:x2="12.241cm" svg:y2="12.877cm" draw:start-shape="id23" draw:start-glue-point="2" draw:end-shape="id25" draw:end-glue-point="0">
            <text:p text:style-name="P1"/>
          </draw:connector>
          <draw:circle draw:style-name="gr3" draw:text-style-name="P14" draw:id="id26" draw:layer="layout" svg:width="1.27cm" svg:height="1.27cm" svg:x="9.278cm" svg:y="12.876cm">
            <text:p text:style-name="P13"><text:span text:style-name="T8">8</text:span></text:p>
          </draw:circle>
          <draw:connector draw:style-name="gr5" draw:text-style-name="P11" draw:layer="layout" draw:type="line" svg:x1="9.913cm" svg:y1="12.876cm" svg:x2="8.643cm" svg:y2="11.465cm" draw:start-shape="id26" draw:start-glue-point="0" draw:end-shape="id24" draw:end-glue-point="2">
            <text:p text:style-name="P1"/>
          </draw:connector>
        </draw:g>
        <draw:g draw:id="id47">
          <draw:circle draw:style-name="gr3" draw:text-style-name="P14" draw:id="id27" draw:layer="layout" svg:width="1.27cm" svg:height="1.27cm" svg:x="20.074cm" svg:y="5.012cm">
            <text:p text:style-name="P13"><text:span text:style-name="T8">7</text:span></text:p>
          </draw:circle>
          <draw:circle draw:style-name="gr3" draw:text-style-name="P14" draw:id="id28" draw:layer="layout" svg:width="1.27cm" svg:height="1.27cm" svg:x="18.415cm" svg:y="7.446cm">
            <text:p text:style-name="P13"><text:span text:style-name="T8">5</text:span></text:p>
          </draw:circle>
          <draw:circle draw:style-name="gr3" draw:text-style-name="P14" draw:id="id30" draw:layer="layout" svg:width="1.27cm" svg:height="1.27cm" svg:x="21.909cm" svg:y="7.551cm">
            <text:p text:style-name="P13"><text:span text:style-name="T8">9</text:span></text:p>
          </draw:circle>
          <draw:circle draw:style-name="gr3" draw:text-style-name="P14" draw:id="id29" draw:layer="layout" svg:width="1.27cm" svg:height="1.27cm" svg:x="16.969cm" svg:y="9.704cm">
            <text:p text:style-name="P13"><text:span text:style-name="T8">2</text:span></text:p>
          </draw:circle>
          <draw:circle draw:style-name="gr3" draw:text-style-name="P14" draw:id="id33" draw:layer="layout" svg:width="1.27cm" svg:height="1.27cm" svg:x="24.342cm" svg:y="12.597cm">
            <text:p text:style-name="P13"><text:span text:style-name="T8">17</text:span></text:p>
          </draw:circle>
          <draw:circle draw:style-name="gr3" draw:text-style-name="P14" draw:id="id32" draw:layer="layout" svg:width="1.27cm" svg:height="1.27cm" svg:x="20.744cm" svg:y="9.915cm">
            <text:p text:style-name="P13"><text:span text:style-name="T8">8</text:span></text:p>
          </draw:circle>
          <draw:circle draw:style-name="gr3" draw:text-style-name="P14" draw:id="id31" draw:layer="layout" svg:width="1.27cm" svg:height="1.27cm" svg:x="23.247cm" svg:y="10.128cm">
            <text:p text:style-name="P13"><text:span text:style-name="T8">11</text:span></text:p>
          </draw:circle>
          <draw:connector draw:style-name="gr5" draw:text-style-name="P11" draw:layer="layout" draw:type="line" svg:x1="20.709cm" svg:y1="6.282cm" svg:x2="19.05cm" svg:y2="7.446cm" draw:start-shape="id27" draw:start-glue-point="2" draw:end-shape="id28" draw:end-glue-point="0">
            <text:p text:style-name="P1"/>
          </draw:connector>
          <draw:connector draw:style-name="gr5" draw:text-style-name="P11" draw:layer="layout" draw:type="line" svg:x1="19.05cm" svg:y1="8.716cm" svg:x2="17.604cm" svg:y2="9.704cm" draw:start-shape="id28" draw:start-glue-point="2" draw:end-shape="id29" draw:end-glue-point="0">
            <text:p text:style-name="P1"/>
          </draw:connector>
          <draw:connector draw:style-name="gr5" draw:text-style-name="P11" draw:layer="layout" draw:type="line" svg:x1="20.709cm" svg:y1="6.282cm" svg:x2="22.544cm" svg:y2="7.551cm" draw:start-shape="id27" draw:start-glue-point="2" draw:end-shape="id30" draw:end-glue-point="0">
            <text:p text:style-name="P1"/>
          </draw:connector>
          <draw:connector draw:style-name="gr5" draw:text-style-name="P11" draw:layer="layout" draw:type="line" svg:x1="22.544cm" svg:y1="8.821cm" svg:x2="23.882cm" svg:y2="10.128cm" draw:start-shape="id30" draw:start-glue-point="2" draw:end-shape="id31" draw:end-glue-point="0">
            <text:p text:style-name="P1"/>
          </draw:connector>
          <draw:connector draw:style-name="gr5" draw:text-style-name="P11" draw:layer="layout" draw:type="line" svg:x1="22.544cm" svg:y1="8.821cm" svg:x2="21.379cm" svg:y2="9.915cm" draw:start-shape="id30" draw:start-glue-point="2" draw:end-shape="id32" draw:end-glue-point="0">
            <text:p text:style-name="P1"/>
          </draw:connector>
          <draw:connector draw:style-name="gr5" draw:text-style-name="P11" draw:layer="layout" draw:type="line" svg:x1="23.882cm" svg:y1="11.398cm" svg:x2="24.977cm" svg:y2="12.597cm" draw:start-shape="id31" draw:start-glue-point="2" draw:end-shape="id33" draw:end-glue-point="0">
            <text:p text:style-name="P1"/>
          </draw:connector>
        </draw:g>
        <draw:frame presentation:style-name="pr11" draw:text-style-name="P5" draw:layer="layout" svg:width="6.043cm" svg:height="1.446cm" svg:x="1.401cm" svg:y="4.692cm" presentation:class="outline" presentation:user-transformed="true">
          <draw:text-box>
            <text:list text:style-name="L4">
              <text:list-item>
                <text:p text:style-name="P5"><text:span text:style-name="T4">Insert</text:span> '<text:span text:style-name="T3">8</text:span>':</text:p>
              </text:list-item>
            </text:list>
          </draw:text-box>
        </draw:frame>
        <draw:frame presentation:style-name="pr12" draw:text-style-name="P5" draw:id="id46" draw:layer="layout" svg:width="6.466cm" svg:height="1.375cm" svg:x="13.606cm" svg:y="4.692cm" presentation:class="outline" presentation:user-transformed="true">
          <draw:text-box>
            <text:list text:style-name="L4">
              <text:list-item>
                <text:p text:style-name="P5"><text:span text:style-name="T4">Delete</text:span> '<text:span text:style-name="T3">6</text:span>':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48" anim:sub-item="background" smil:attributeName="visibility" smil:to="visible"/>
                  <anim:transitionFilter smil:dur="0.5s" smil:targetElement="id48" anim:sub-item="background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9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emester Review: major concept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roblem solving / <text:span text:style-name="T4">design</text:span> process</text:p>
              </text:list-item>
            </text:list>
            <text:list text:style-name="L4">
              <text:list-item>
                <text:p text:style-name="P5">Program <text:span text:style-name="T4">element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Expressions, sequence/if/while/etc.</text:span></text:p>
                  </text:list-item>
                </text:list>
              </text:list-item>
            </text:list>
            <text:list text:style-name="L4">
              <text:list-item>
                <text:p text:style-name="P5">Program <text:span text:style-name="T4">organization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Procedures, modules, libraries, scope</text:span></text:p>
                  </text:list-item>
                </text:list>
              </text:list-item>
            </text:list>
            <text:list text:style-name="L4">
              <text:list-item>
                <text:p text:style-name="P5">Data <text:span text:style-name="T4">types</text:span>: <text:span text:style-name="T9">lists/arrays, classes, sets, dict</text:span></text:p>
              </text:list-item>
            </text:list>
            <text:list text:style-name="L4">
              <text:list-item>
                <text:p text:style-name="P5"><text:span text:style-name="T4">Standard libraries</text:span>: <text:span text:style-name="T9">math, random, file I/O</text:span></text:p>
              </text:list-item>
            </text:list>
            <text:list text:style-name="L4">
              <text:list-item>
                <text:p text:style-name="P5"><text:span text:style-name="T4">Exceptions</text:span></text:p>
              </text:list-item>
            </text:list>
            <text:list text:style-name="L4">
              <text:list-item>
                <text:p text:style-name="P5"><text:span text:style-name="T4">OO</text:span> concept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MPT 140 Review: Chapters 1-8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Ch1: <text:span text:style-name="T4">Problem</text:span>-solv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2: Your first <text:span text:style-name="T4">progr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3: Program <text:span text:style-name="T4">struc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4: Procedures/<text:span text:style-name="T4">fun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5: Arrays/<text:span text:style-name="T4">lis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6: <text:span text:style-name="T4">Library</text:span> modules: math, rando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7: <text:span text:style-name="T4">Applic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h8: Number <text:span text:style-name="T4">bases</text:span> and memory/<text:span text:style-name="T4">storag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MPT 145 Review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4">Sets</text:span> (M2 ch9)</text:p>
              </text:list-item>
            </text:list>
            <text:list text:style-name="L4">
              <text:list-item>
                <text:p text:style-name="P5"><text:span text:style-name="T4">Dictionaries</text:span> (Py ch10)</text:p>
              </text:list-item>
            </text:list>
            <text:list text:style-name="L4">
              <text:list-item>
                <text:p text:style-name="P5"><text:span text:style-name="T4">Object-oriented</text:span> programming (Py ch12-14)</text:p>
              </text:list-item>
            </text:list>
            <text:list text:style-name="L4">
              <text:list-item>
                <text:p text:style-name="P5"><text:span text:style-name="T4">Exceptions</text:span> (Py tut 8)</text:p>
              </text:list-item>
            </text:list>
            <text:list text:style-name="L4">
              <text:list-item>
                <text:p text:style-name="P5"><text:span text:style-name="T4">Namespaces</text:span> and <text:span text:style-name="T4">scope</text:span> (Py tut 9)</text:p>
              </text:list-item>
            </text:list>
            <text:list text:style-name="L4">
              <text:list-item>
                <text:p text:style-name="P5"><text:span text:style-name="T4">Pointers</text:span> and <text:span text:style-name="T4">linked lists</text:span> (M2 ch12, Py ch17)</text:p>
              </text:list-item>
            </text:list>
            <text:list text:style-name="L4">
              <text:list-item>
                <text:p text:style-name="P5"><text:span text:style-name="T4">Trees</text:span>, <text:span text:style-name="T4">BST</text:span> (M2 ch14, Py ch20)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ere to go from here?</text:p>
          </draw:text-box>
        </draw:frame>
        <draw:frame presentation:style-name="pr5" draw:text-style-name="P5" draw:layer="layout" svg:width="25.199cm" svg:height="14.529cm" svg:x="1.4cm" svg:y="4.507cm" presentation:class="outline" presentation:user-transformed="true">
          <draw:text-box>
            <text:list text:style-name="L4">
              <text:list-item>
                <text:p text:style-name="P5">Now you know the <text:span text:style-name="T4">concepts</text:span>; learning C/Java/M2/etc. is mostly just learning <text:span text:style-name="T4">syntax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C++</text:span>: CMPT 160+165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Java</text:span>: CMPT 160+167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4">M2</text:span>: notes from old CMPT145</text:p>
                  </text:list-item>
                </text:list>
              </text:list-item>
            </text:list>
            <text:list text:style-name="L4">
              <text:list-item>
                <text:p text:style-name="P5">Learn by <text:span text:style-name="T4">example</text:span>:</text:p>
              </text:list-item>
            </text:list>
            <text:list text:style-name="L4">
              <text:list-item>
                <text:list>
                  <text:list-item>
                    <text:p text:style-name="P6">Find a small, well-written application a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igure out how it works; read the <text:span text:style-name="T4">code</text:span></text:p>
                  </text:list-item>
                </text:list>
              </text:list-item>
            </text:list>
            <text:list text:style-name="L4">
              <text:list-item>
                <text:p text:style-name="P5">Learn by <text:span text:style-name="T4">doing</text:span>:</text:p>
              </text:list-item>
            </text:list>
            <text:list text:style-name="L4">
              <text:list-item>
                <text:list>
                  <text:list-item>
                    <text:p text:style-name="P6">Modify/extend, or <text:span text:style-name="T4">create</text:span> your own app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0">Lab10</text:span><text:span text:style-name="T11"> (M2) due this week</text:span></text:p>
              </text:list-item>
            </text:list>
            <text:list text:style-name="L4">
              <text:list-item>
                <text:p text:style-name="P5"><text:span text:style-name="T10">Paper </text:span><text:span text:style-name="T11">due by Wed!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Paper copy: before I leave Wed at 5pm, 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Electronic copy via email (preferred):</text:span><text:span text:style-name="T11"><text:line-break/></text:span><text:span text:style-name="T11">by midnight Wed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0">Final</text:span><text:span text:style-name="T11"> exam: Sat 9Dec 2-4pm here</text:span><text:span text:style-name="T11"><text:line-break/></text:span><text:span text:style-name="T11"/></text:p>
              </text:list-item>
            </text:list>
            <text:list text:style-name="L4">
              <text:list-item>
                <text:p text:style-name="P5"><text:span text:style-name="T11">Double-check quiz/lab/hw/exam </text:span><text:span text:style-name="T10">scores</text:span><text:span text:style-name="T11"> on eCours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Should be all updated by the final exam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8cm" svg:x="0.434cm" svg:y="18.74cm" svg:viewBox="0 0 147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3cm" svg:height="0.463cm" svg:x="0.825cm" svg:y="18.728cm" svg:viewBox="0 0 284 464" svg:d="m98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6cm" svg:x="0.1cm" svg:y="19.17cm" svg:viewBox="0 0 592 397" svg:d="m28 12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7cm" svg:x="0.422cm" svg:y="18.671cm" svg:viewBox="0 0 173 438" svg:d="m73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5cm" svg:x="3.769cm" svg:y="20.382cm" svg:viewBox="0 0 364 516" svg:d="m16 137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5cm" svg:x="3.769cm" svg:y="20.382cm" svg:viewBox="0 0 364 516" svg:d="m16 137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6cm" svg:height="0.515cm" svg:x="2.554cm" svg:y="19.774cm" svg:viewBox="0 0 377 516" svg:d="m32 138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5cm" svg:x="2.554cm" svg:y="19.774cm" svg:viewBox="0 0 377 516" svg:d="m32 138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8cm" svg:x="0.435cm" svg:y="18.74cm" svg:viewBox="0 0 147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3cm" svg:height="0.463cm" svg:x="0.826cm" svg:y="18.728cm" svg:viewBox="0 0 284 464" svg:d="m98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6cm" svg:x="0.101cm" svg:y="19.17cm" svg:viewBox="0 0 592 397" svg:d="m28 12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7cm" svg:x="0.423cm" svg:y="18.671cm" svg:viewBox="0 0 173 438" svg:d="m73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5cm" svg:x="3.77cm" svg:y="20.382cm" svg:viewBox="0 0 364 516" svg:d="m16 137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5cm" svg:x="3.77cm" svg:y="20.382cm" svg:viewBox="0 0 364 516" svg:d="m16 137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6cm" svg:height="0.515cm" svg:x="2.555cm" svg:y="19.774cm" svg:viewBox="0 0 377 516" svg:d="m32 138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5cm" svg:x="2.555cm" svg:y="19.774cm" svg:viewBox="0 0 377 516" svg:d="m32 138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2-04T13:21:19</meta:creation-date>
    <dc:creator>Sean Ho</dc:creator>
    <dc:date>2006-12-04T14:24:04</dc:date>
    <dc:language>en-US</dc:language>
    <meta:editing-cycles>7</meta:editing-cycles>
    <meta:editing-duration>PT1H2M45S</meta:editing-duration>
    <meta:template xlink:type="simple" xlink:actuate="onRequest" xlink:role="template" xlink:href="../../../../../../Application%20Data/OpenOffice.org2/user/template/Sample%20Lecture.otp" xlink:title="Sample Lecture" meta:date="2006-12-04T13:21:19"/>
    <meta:user-defined meta:name="Info 1"/>
    <meta:user-defined meta:name="Info 2"/>
    <meta:user-defined meta:name="Info 3"/>
    <meta:user-defined meta:name="Info 4"/>
    <meta:document-statistic meta:object-count="269"/>
  </office:meta>
</office:document-meta>
</file>